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255cm"/>
        </style:tab-stops>
      </style:paragraph-properties>
      <style:text-properties style:use-window-font-color="true" fo:font-size="14pt" fo:language="fr" fo:country="FR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>
        <style:tab-stops>
          <style:tab-stop style:position="8.255cm"/>
        </style:tab-stops>
      </style:paragraph-properties>
      <style:text-properties fo:font-size="14pt" fo:language="fr" fo:country="FR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>
        <style:tab-stops>
          <style:tab-stop style:position="8.255cm"/>
        </style:tab-stops>
      </style:paragraph-properties>
      <style:text-properties fo:font-size="14pt" fo:language="fr" fo:country="FR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normal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anneau alchimique est un anneau qui peut faire constamment bénéficier le porteur de l'effet d'un potion aléatoire. Voici la liste de toute les potions possibles :</text:p>
      <text:p text:style-name="P1"/>
      <text:p text:style-name="P1">Mort aux rats<text:tab/>2 dégâts de poison par round, mort si niveau inférieur à 6 (jds à -4).</text:p>
      <text:p text:style-name="P1">Potion de Résistance au feu<text:tab/>Résistance au feu +50%</text:p>
      <text:p text:style-name="P2">P<text:span text:style-name="T2">otion d'</text:span>Isolation<text:tab/>Résistance à l’électricité +50%</text:p>
      <text:p text:style-name="P2"><text:span text:style-name="T2">Potion de </text:span>Résistance au froid<text:tab/>Résistance au froid +50%</text:p>
      <text:p text:style-name="P2"><text:span text:style-name="T2">Potion de </text:span>Perspicacité<text:tab/>Sagesse fixée à 18</text:p>
      <text:p text:style-name="P2"><text:span text:style-name="T2">Potion d'</text:span>Agilité<text:tab/>Dextérité fixée à 18</text:p>
      <text:p text:style-name="P3"><text:span text:style-name="T1">Potion de F</text:span>orce de géant des collines<text:tab/>Force fixée à 19</text:p>
      <text:p text:style-name="P3"><text:span text:style-name="T1">Potion de F</text:span>orce morale<text:tab/>Constitution fixée à 18</text:p>
      <text:p text:style-name="P2"><text:span text:style-name="T2">Potion de G</text:span>énie<text:tab/>Intelligence +4</text:p>
      <text:p text:style-name="P3"><text:span text:style-name="T1">Potion de P</text:span>ersuasion<text:tab/>Charisme +4</text:p>
      <text:p text:style-name="P2"><text:span text:style-name="T2">Potion d’Invulnérabilité</text:span><text:tab/>Classe d'armure de base fixée à 0, jet de sauvegarde +5</text:p>
      <text:p text:style-name="P1">Antidote<text:tab/>Guérison du poison</text:p>
      <text:p text:style-name="P2"><text:span text:style-name="T2">Potion de P</text:span>ouvoir<text:tab/>Pvs +20%, taco +20%, capacités de voleur +20%</text:p>
      <text:p text:style-name="P2"><text:span text:style-name="T2">Potion de </text:span>Liberté<text:tab/>Action libre</text:p>
      <text:p text:style-name="P2">Potion de Clarté<text:tab/>Ordres chaotiques</text:p>
      <text:p text:style-name="P3">Huile de rapidité<text:tab/>Rapidité</text:p>
      <text:p text:style-name="P1">Potion de Soins importants<text:tab/>Soins de 18 pvs</text:p>
      <text:p text:style-name="P1">Potion de Régénération<text:tab/>Régénération 2 pvs par round</text:p>
      <text:p text:style-name="P1">Potion d'Invisibilité majeure<text:tab/>Invisibilité majeure, jets de sauvegarde +4</text:p>
      <text:p text:style-name="P1">Potion de Protection contre la magie<text:tab/>Résistance aux éléments et aux dégâts magiques +50%, jets de sauvegarde +20</text:p>
      <text:p text:style-name="P1">Potion de Blocage de magie<text:tab/>Immunité aux sorts niveaux 1 à 5</text:p>
      <text:p text:style-name="P1">Potion de Résistance à la magie<text:tab/>Résistance à la magie +5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17M58S</meta:editing-duration>
    <meta:editing-cycles>11</meta:editing-cycles>
    <meta:generator>OpenOffice/4.1.7$Win32 OpenOffice.org_project/417m1$Build-9800</meta:generator>
    <dc:date>2023-08-10T17:41:15.06</dc:date>
    <dc:creator>Julien Nio</dc:creator>
    <meta:document-statistic meta:table-count="0" meta:image-count="0" meta:object-count="0" meta:page-count="1" meta:paragraph-count="23" meta:word-count="218" meta:character-count="1298"/>
    <meta:user-defined meta:name="Info 1"/>
    <meta:user-defined meta:name="Info 2"/>
    <meta:user-defined meta:name="Info 3"/>
    <meta:user-defined meta:name="Info 4"/>
  </office:meta>
</office:document-meta>
</file>